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860000034C36B037FDB06ED22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9252in" svg:height="3.4992in" draw:z-index="0"><draw:image xlink:href="Pictures/10000201000006860000034C36B037FDB06ED22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05T16:51:48.449525430</meta:creation-date>
    <dc:date>2023-04-05T17:38:19.022447711</dc:date>
    <meta:editing-duration>PT36M20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